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_4b" table:style-name="ta1">
        <table:shapes>
          <draw:frame draw:z-index="0" draw:style-name="gr1" draw:text-style-name="P1" svg:width="11.2839in" svg:height="5.5217in" svg:x="7.5697in" svg:y="0.826in">
            <draw:object draw:notify-on-update-of-ranges="res_4b.E201:res_4b.E400 res_4b.F201:res_4b.F4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7152" calcext:value-type="float">
            <text:p>3.871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084805" calcext:value-type="float">
            <text:p>5.08480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.370602" calcext:value-type="float">
            <text:p>5.37060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458442" calcext:value-type="float">
            <text:p>6.4584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953395" calcext:value-type="float">
            <text:p>5.9533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612699" calcext:value-type="float">
            <text:p>6.61269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564907" calcext:value-type="float">
            <text:p>6.56490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766854" calcext:value-type="float">
            <text:p>5.7668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443741" calcext:value-type="float">
            <text:p>6.4437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957743" calcext:value-type="float">
            <text:p>5.95774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602437" calcext:value-type="float">
            <text:p>6.60243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505487" calcext:value-type="float">
            <text:p>6.5054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.248204" calcext:value-type="float">
            <text:p>6.24820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.322493" calcext:value-type="float">
            <text:p>7.3224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.74588" calcext:value-type="float">
            <text:p>6.7458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.975377" calcext:value-type="float">
            <text:p>7.9753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445064" calcext:value-type="float">
            <text:p>7.44506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.19083" calcext:value-type="float">
            <text:p>7.190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8.49273" calcext:value-type="float">
            <text:p>8.4927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.715288" calcext:value-type="float">
            <text:p>7.71528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.567879" calcext:value-type="float">
            <text:p>7.56787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.180874" calcext:value-type="float">
            <text:p>9.18087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.051291" calcext:value-type="float">
            <text:p>9.05129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.884226" calcext:value-type="float">
            <text:p>8.88422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.804599" calcext:value-type="float">
            <text:p>8.80459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.096849" calcext:value-type="float">
            <text:p>12.09684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.018847" calcext:value-type="float">
            <text:p>12.01884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.927375" calcext:value-type="float">
            <text:p>13.9273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.776959" calcext:value-type="float">
            <text:p>13.7769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.618652" calcext:value-type="float">
            <text:p>10.6186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.556689" calcext:value-type="float">
            <text:p>9.55668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.752594" calcext:value-type="float">
            <text:p>12.75259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.632393" calcext:value-type="float">
            <text:p>13.6323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5.064695" calcext:value-type="float">
            <text:p>15.0646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5.473067" calcext:value-type="float">
            <text:p>15.47306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5.022656" calcext:value-type="float">
            <text:p>15.02265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5.321929" calcext:value-type="float">
            <text:p>15.3219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5.736305" calcext:value-type="float">
            <text:p>15.73630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5.395997" calcext:value-type="float">
            <text:p>15.3959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7.632029" calcext:value-type="float">
            <text:p>17.6320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.531938" calcext:value-type="float">
            <text:p>17.53193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9.035305" calcext:value-type="float">
            <text:p>19.03530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.028116" calcext:value-type="float">
            <text:p>10.02811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.300182" calcext:value-type="float">
            <text:p>12.3001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.595541" calcext:value-type="float">
            <text:p>11.5955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.4303" calcext:value-type="float">
            <text:p>12.430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.467243" calcext:value-type="float">
            <text:p>13.46724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7.685077" calcext:value-type="float">
            <text:p>17.6850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7.785168" calcext:value-type="float">
            <text:p>17.78516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7.793176" calcext:value-type="float">
            <text:p>17.79317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.263603" calcext:value-type="float">
            <text:p>18.26360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7.947316" calcext:value-type="float">
            <text:p>17.94731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.953231" calcext:value-type="float">
            <text:p>18.95323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.86597" calcext:value-type="float">
            <text:p>20.865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8.999272" calcext:value-type="float">
            <text:p>18.99927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1.841856" calcext:value-type="float">
            <text:p>21.84185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8.812101" calcext:value-type="float">
            <text:p>18.81210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.821747" calcext:value-type="float">
            <text:p>22.82174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0.516651" calcext:value-type="float">
            <text:p>20.51665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9.796998" calcext:value-type="float">
            <text:p>19.7969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2.485441" calcext:value-type="float">
            <text:p>22.4854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5.071792" calcext:value-type="float">
            <text:p>25.07179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0.920019" calcext:value-type="float">
            <text:p>20.92001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1.895905" calcext:value-type="float">
            <text:p>21.89590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0.908007" calcext:value-type="float">
            <text:p>20.90800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5.242949" calcext:value-type="float">
            <text:p>25.24294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3.975796" calcext:value-type="float">
            <text:p>23.97579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2.412375" calcext:value-type="float">
            <text:p>22.4123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3.815649" calcext:value-type="float">
            <text:p>23.81564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5.593267" calcext:value-type="float">
            <text:p>25.59326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.884714" calcext:value-type="float">
            <text:p>23.8847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1.230391" calcext:value-type="float">
            <text:p>31.23039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7.600092" calcext:value-type="float">
            <text:p>27.60009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2.481529" calcext:value-type="float">
            <text:p>32.4815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6.744314" calcext:value-type="float">
            <text:p>26.7443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7.453959" calcext:value-type="float">
            <text:p>27.4539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9.767062" calcext:value-type="float">
            <text:p>29.76706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0.789991" calcext:value-type="float">
            <text:p>30.78999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2.871792" calcext:value-type="float">
            <text:p>22.87179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6.645223" calcext:value-type="float">
            <text:p>26.6452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.144405" calcext:value-type="float">
            <text:p>30.14440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2.528572" calcext:value-type="float">
            <text:p>32.52857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3.882711" calcext:value-type="float">
            <text:p>23.88271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3.848771" calcext:value-type="float">
            <text:p>33.84877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6.570154" calcext:value-type="float">
            <text:p>26.5701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7.399909" calcext:value-type="float">
            <text:p>27.39990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29.126478" calcext:value-type="float">
            <text:p>29.12647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9.653959" calcext:value-type="float">
            <text:p>29.6539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0.039309" calcext:value-type="float">
            <text:p>30.03930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7.822292" calcext:value-type="float">
            <text:p>27.82229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.199091" calcext:value-type="float">
            <text:p>23.19909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8.674068" calcext:value-type="float">
            <text:p>28.67406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3.53849" calcext:value-type="float">
            <text:p>33.5384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8.472885" calcext:value-type="float">
            <text:p>28.4728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3.549409" calcext:value-type="float">
            <text:p>23.54940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7.038581" calcext:value-type="float">
            <text:p>27.03858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42.40455" calcext:value-type="float">
            <text:p>42.404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7.531028" calcext:value-type="float">
            <text:p>27.53102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7.722293" calcext:value-type="float">
            <text:p>37.7222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29.867152" calcext:value-type="float">
            <text:p>29.8671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7.896452" calcext:value-type="float">
            <text:p>37.8964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26.153777" calcext:value-type="float">
            <text:p>26.1537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2.511555" calcext:value-type="float">
            <text:p>32.5115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9.300637" calcext:value-type="float">
            <text:p>29.30063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6.978526" calcext:value-type="float">
            <text:p>26.97852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4.119018" calcext:value-type="float">
            <text:p>34.11901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29.771684" calcext:value-type="float">
            <text:p>29.7716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42.111283" calcext:value-type="float">
            <text:p>42.1112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.888718" calcext:value-type="float">
            <text:p>34.88871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7.034577" calcext:value-type="float">
            <text:p>27.0345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8.89727" calcext:value-type="float">
            <text:p>28.8972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40.114468" calcext:value-type="float">
            <text:p>40.11446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5.227936" calcext:value-type="float">
            <text:p>25.2279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27.983439" calcext:value-type="float">
            <text:p>27.9834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40.110465" calcext:value-type="float">
            <text:p>40.11046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31.60273" calcext:value-type="float">
            <text:p>31.6027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28.585987" calcext:value-type="float">
            <text:p>28.5859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8.142584" calcext:value-type="float">
            <text:p>28.1425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30.124385" calcext:value-type="float">
            <text:p>30.1243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2.3404" calcext:value-type="float">
            <text:p>32.340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8.524931" calcext:value-type="float">
            <text:p>28.52493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29.936214" calcext:value-type="float">
            <text:p>29.9362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.895359" calcext:value-type="float">
            <text:p>38.8953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29.954231" calcext:value-type="float">
            <text:p>29.95423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.512921" calcext:value-type="float">
            <text:p>39.51292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4.157052" calcext:value-type="float">
            <text:p>34.1570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33.292266" calcext:value-type="float">
            <text:p>33.2922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35.965697" calcext:value-type="float">
            <text:p>35.9656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1.737852" calcext:value-type="float">
            <text:p>31.7378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31.059235" calcext:value-type="float">
            <text:p>31.05923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5.436216" calcext:value-type="float">
            <text:p>35.43621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8.069518" calcext:value-type="float">
            <text:p>28.06951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30.548772" calcext:value-type="float">
            <text:p>30.54877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37.79636" calcext:value-type="float">
            <text:p>37.796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8.95141" calcext:value-type="float">
            <text:p>38.951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9.004458" calcext:value-type="float">
            <text:p>39.00445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33.138127" calcext:value-type="float">
            <text:p>33.13812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39.385805" calcext:value-type="float">
            <text:p>39.38580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8.434942" calcext:value-type="float">
            <text:p>38.4349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4.279163" calcext:value-type="float">
            <text:p>34.27916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3.991901" calcext:value-type="float">
            <text:p>33.99190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8.897362" calcext:value-type="float">
            <text:p>38.89736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33.048045" calcext:value-type="float">
            <text:p>33.04804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40.208553" calcext:value-type="float">
            <text:p>40.20855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33.89081" calcext:value-type="float">
            <text:p>33.8908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41.866059" calcext:value-type="float">
            <text:p>41.8660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30.896088" calcext:value-type="float">
            <text:p>30.89608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1.805006" calcext:value-type="float">
            <text:p>41.80500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4.316195" calcext:value-type="float">
            <text:p>34.3161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41.06233" calcext:value-type="float">
            <text:p>41.0623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2.617744" calcext:value-type="float">
            <text:p>42.61774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38.485986" calcext:value-type="float">
            <text:p>38.4859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7.321929" calcext:value-type="float">
            <text:p>37.3219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6.446133" calcext:value-type="float">
            <text:p>36.44613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34.334263" calcext:value-type="float">
            <text:p>34.33426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6.457262" calcext:value-type="float">
            <text:p>36.45726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37.345101" calcext:value-type="float">
            <text:p>37.34510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7.030866" calcext:value-type="float">
            <text:p>37.0308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40.603913" calcext:value-type="float">
            <text:p>40.6039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41.143403" calcext:value-type="float">
            <text:p>41.14340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9.278211" calcext:value-type="float">
            <text:p>39.27821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37.791354" calcext:value-type="float">
            <text:p>37.7913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42.698817" calcext:value-type="float">
            <text:p>42.69881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48.642221" calcext:value-type="float">
            <text:p>48.64222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33.262238" calcext:value-type="float">
            <text:p>33.26223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42.385532" calcext:value-type="float">
            <text:p>42.38553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9.012466" calcext:value-type="float">
            <text:p>39.0124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36.997634" calcext:value-type="float">
            <text:p>36.9976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44.575524" calcext:value-type="float">
            <text:p>44.57552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43.806824" calcext:value-type="float">
            <text:p>43.80682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44.56151" calcext:value-type="float">
            <text:p>44.5615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35.139946" calcext:value-type="float">
            <text:p>35.1399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34.522384" calcext:value-type="float">
            <text:p>34.5223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9.030483" calcext:value-type="float">
            <text:p>39.0304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41.177435" calcext:value-type="float">
            <text:p>41.17743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50.838217" calcext:value-type="float">
            <text:p>50.83821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38.472975" calcext:value-type="float">
            <text:p>38.4729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45.017926" calcext:value-type="float">
            <text:p>45.01792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1.408554" calcext:value-type="float">
            <text:p>31.4085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42.162329" calcext:value-type="float">
            <text:p>42.1623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3.000091" calcext:value-type="float">
            <text:p>43.00009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47.418107" calcext:value-type="float">
            <text:p>47.41810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6.060179" calcext:value-type="float">
            <text:p>36.06017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4.36225" calcext:value-type="float">
            <text:p>34.3622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41.020489" calcext:value-type="float">
            <text:p>41.02048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48.579098" calcext:value-type="float">
            <text:p>48.5790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42.919018" calcext:value-type="float">
            <text:p>42.91901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43.60364" calcext:value-type="float">
            <text:p>43.6036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44.490446" calcext:value-type="float">
            <text:p>44.4904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46.16697" calcext:value-type="float">
            <text:p>46.166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9.075523" calcext:value-type="float">
            <text:p>39.0755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1.506818" calcext:value-type="float">
            <text:p>41.50681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49.469974" calcext:value-type="float">
            <text:p>49.46997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5.654413" calcext:value-type="float">
            <text:p>35.6544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46.909645" calcext:value-type="float">
            <text:p>46.90964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41.958144" calcext:value-type="float">
            <text:p>41.95814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44.676616" calcext:value-type="float">
            <text:p>44.67661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38.061601" calcext:value-type="float">
            <text:p>38.06160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36.611283" calcext:value-type="float">
            <text:p>36.6112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39.432848" calcext:value-type="float">
            <text:p>39.43284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5302" calcext:value-type="float">
            <text:p>3.8530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60509" calcext:value-type="float">
            <text:p>4.9605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.363714" calcext:value-type="float">
            <text:p>5.3637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892324" calcext:value-type="float">
            <text:p>5.89232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256209" calcext:value-type="float">
            <text:p>6.2562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424479" calcext:value-type="float">
            <text:p>6.42447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657169" calcext:value-type="float">
            <text:p>6.65716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.966238" calcext:value-type="float">
            <text:p>5.96623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.021258" calcext:value-type="float">
            <text:p>6.02125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.422889" calcext:value-type="float">
            <text:p>6.4228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049019" calcext:value-type="float">
            <text:p>6.04901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.381426" calcext:value-type="float">
            <text:p>6.38142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.816299" calcext:value-type="float">
            <text:p>6.81629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.127825" calcext:value-type="float">
            <text:p>7.1278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.289303" calcext:value-type="float">
            <text:p>7.28930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.900052" calcext:value-type="float">
            <text:p>6.90005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41545" calcext:value-type="float">
            <text:p>7.415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.91564" calcext:value-type="float">
            <text:p>8.915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.375721" calcext:value-type="float">
            <text:p>7.37572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.133353" calcext:value-type="float">
            <text:p>7.1333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.72422" calcext:value-type="float">
            <text:p>7.724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.648953" calcext:value-type="float">
            <text:p>7.6489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.314677" calcext:value-type="float">
            <text:p>8.31467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.036547" calcext:value-type="float">
            <text:p>8.0365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.10425" calcext:value-type="float">
            <text:p>9.104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.307317" calcext:value-type="float">
            <text:p>12.30731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.654606" calcext:value-type="float">
            <text:p>11.65460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.023636" calcext:value-type="float">
            <text:p>13.02363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4.21896" calcext:value-type="float">
            <text:p>14.218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.814923" calcext:value-type="float">
            <text:p>9.81492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.776797" calcext:value-type="float">
            <text:p>10.77679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.858781" calcext:value-type="float">
            <text:p>11.85878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5.325933" calcext:value-type="float">
            <text:p>15.32593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.678525" calcext:value-type="float">
            <text:p>12.6785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.592355" calcext:value-type="float">
            <text:p>13.5923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.465151" calcext:value-type="float">
            <text:p>14.46515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.403093" calcext:value-type="float">
            <text:p>14.40309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7.763149" calcext:value-type="float">
            <text:p>17.76314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5.97252" calcext:value-type="float">
            <text:p>15.9725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7.686078" calcext:value-type="float">
            <text:p>17.68607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.788171" calcext:value-type="float">
            <text:p>17.78817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9.816015" calcext:value-type="float">
            <text:p>19.81601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.160238" calcext:value-type="float">
            <text:p>10.16023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.064059" calcext:value-type="float">
            <text:p>11.06405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.180983" calcext:value-type="float">
            <text:p>13.18098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.935759" calcext:value-type="float">
            <text:p>12.93575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5.26788" calcext:value-type="float">
            <text:p>15.267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.286807" calcext:value-type="float">
            <text:p>16.2868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7.373795" calcext:value-type="float">
            <text:p>17.37379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6.881346" calcext:value-type="float">
            <text:p>16.88134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.640947" calcext:value-type="float">
            <text:p>18.6409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7.099546" calcext:value-type="float">
            <text:p>17.09954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8.742038" calcext:value-type="float">
            <text:p>18.74203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2.40737" calcext:value-type="float">
            <text:p>22.4073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1.205278" calcext:value-type="float">
            <text:p>21.20527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4.638398" calcext:value-type="float">
            <text:p>24.63839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7.21465" calcext:value-type="float">
            <text:p>17.2146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.828754" calcext:value-type="float">
            <text:p>22.82875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9.911101" calcext:value-type="float">
            <text:p>19.9111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1.649682" calcext:value-type="float">
            <text:p>21.6496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.773522" calcext:value-type="float">
            <text:p>24.7735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4.473249" calcext:value-type="float">
            <text:p>24.47324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2.290264" calcext:value-type="float">
            <text:p>22.2902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5.437125" calcext:value-type="float">
            <text:p>25.4371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8.354687" calcext:value-type="float">
            <text:p>18.35468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5.736396" calcext:value-type="float">
            <text:p>25.7363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23.337216" calcext:value-type="float">
            <text:p>23.33721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9.035396" calcext:value-type="float">
            <text:p>29.0353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4.949683" calcext:value-type="float">
            <text:p>24.94968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3.108008" calcext:value-type="float">
            <text:p>23.1080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.917743" calcext:value-type="float">
            <text:p>23.91774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4.849591" calcext:value-type="float">
            <text:p>24.8495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7.757234" calcext:value-type="float">
            <text:p>27.75723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30.573794" calcext:value-type="float">
            <text:p>30.57379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8.899271" calcext:value-type="float">
            <text:p>28.89927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6.781347" calcext:value-type="float">
            <text:p>26.7813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9.439764" calcext:value-type="float">
            <text:p>29.4397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.194905" calcext:value-type="float">
            <text:p>25.1949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4.207007" calcext:value-type="float">
            <text:p>24.2070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5.727389" calcext:value-type="float">
            <text:p>25.7273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.407145" calcext:value-type="float">
            <text:p>30.4071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8.791174" calcext:value-type="float">
            <text:p>28.79117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5.320018" calcext:value-type="float">
            <text:p>25.32001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2.35041" calcext:value-type="float">
            <text:p>32.350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5.730392" calcext:value-type="float">
            <text:p>25.7303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4.935669" calcext:value-type="float">
            <text:p>24.93566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3.776707" calcext:value-type="float">
            <text:p>33.7767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9.873157" calcext:value-type="float">
            <text:p>29.87315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1.952047" calcext:value-type="float">
            <text:p>31.9520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3.332212" calcext:value-type="float">
            <text:p>23.33221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5.019745" calcext:value-type="float">
            <text:p>25.0197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9.405732" calcext:value-type="float">
            <text:p>29.40573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1.505641" calcext:value-type="float">
            <text:p>31.5056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21.672702" calcext:value-type="float">
            <text:p>21.67270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0.126388" calcext:value-type="float">
            <text:p>30.1263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.355778" calcext:value-type="float">
            <text:p>28.35577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8.755232" calcext:value-type="float">
            <text:p>38.75523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3.71556" calcext:value-type="float">
            <text:p>23.7155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6.837489" calcext:value-type="float">
            <text:p>36.8374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3.742675" calcext:value-type="float">
            <text:p>33.7426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2.191265" calcext:value-type="float">
            <text:p>32.19126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31.192357" calcext:value-type="float">
            <text:p>31.19235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2.107189" calcext:value-type="float">
            <text:p>32.1071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3.388353" calcext:value-type="float">
            <text:p>33.3883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32.277344" calcext:value-type="float">
            <text:p>32.27734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32.63667" calcext:value-type="float">
            <text:p>32.636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32.20828" calcext:value-type="float">
            <text:p>32.2082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36.350046" calcext:value-type="float">
            <text:p>36.35004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.826661" calcext:value-type="float">
            <text:p>34.82666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7.867334" calcext:value-type="float">
            <text:p>27.86733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3.964878" calcext:value-type="float">
            <text:p>33.96487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26.556141" calcext:value-type="float">
            <text:p>26.5561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1.410554" calcext:value-type="float">
            <text:p>31.41055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35.109917" calcext:value-type="float">
            <text:p>35.10991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39.335759" calcext:value-type="float">
            <text:p>39.33575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32.13121" calcext:value-type="float">
            <text:p>32.1312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1.905005" calcext:value-type="float">
            <text:p>31.9050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9.597907" calcext:value-type="float">
            <text:p>29.5979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9.19354" calcext:value-type="float">
            <text:p>29.1935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3.187685" calcext:value-type="float">
            <text:p>33.18768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6.929482" calcext:value-type="float">
            <text:p>26.9294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3.371339" calcext:value-type="float">
            <text:p>33.3713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7.460055" calcext:value-type="float">
            <text:p>37.4600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29.875159" calcext:value-type="float">
            <text:p>29.87515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2.60464" calcext:value-type="float">
            <text:p>32.604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34.765605" calcext:value-type="float">
            <text:p>34.7656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35.116924" calcext:value-type="float">
            <text:p>35.11692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37.061692" calcext:value-type="float">
            <text:p>37.0616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5.644404" calcext:value-type="float">
            <text:p>35.64440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27.633121" calcext:value-type="float">
            <text:p>27.63312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5.878616" calcext:value-type="float">
            <text:p>35.87861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5.361056" calcext:value-type="float">
            <text:p>25.36105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33.436396" calcext:value-type="float">
            <text:p>33.4363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45.471338" calcext:value-type="float">
            <text:p>45.47133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34.855687" calcext:value-type="float">
            <text:p>34.85568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40.16051" calcext:value-type="float">
            <text:p>40.1605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27.525023" calcext:value-type="float">
            <text:p>27.52502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34.490355" calcext:value-type="float">
            <text:p>34.4903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37.102729" calcext:value-type="float">
            <text:p>37.1027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8.537033" calcext:value-type="float">
            <text:p>38.53703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4.102001" calcext:value-type="float">
            <text:p>34.1020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7.439036" calcext:value-type="float">
            <text:p>37.43903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29.935214" calcext:value-type="float">
            <text:p>29.9352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42.81192" calcext:value-type="float">
            <text:p>42.811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36.702366" calcext:value-type="float">
            <text:p>36.70236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35.988718" calcext:value-type="float">
            <text:p>35.98871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33.519472" calcext:value-type="float">
            <text:p>33.5194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37.001637" calcext:value-type="float">
            <text:p>37.00163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6.659327" calcext:value-type="float">
            <text:p>36.65932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39.197649" calcext:value-type="float">
            <text:p>39.19764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48.353957" calcext:value-type="float">
            <text:p>48.35395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38.398909" calcext:value-type="float">
            <text:p>38.3989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40.373704" calcext:value-type="float">
            <text:p>40.37370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7.454049" calcext:value-type="float">
            <text:p>37.45404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40.868153" calcext:value-type="float">
            <text:p>40.8681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9.419926" calcext:value-type="float">
            <text:p>39.41992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31.977108" calcext:value-type="float">
            <text:p>31.9771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36.15391" calcext:value-type="float">
            <text:p>36.153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39.7101" calcext:value-type="float">
            <text:p>39.71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8.994295" calcext:value-type="float">
            <text:p>38.99429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8.376888" calcext:value-type="float">
            <text:p>38.3768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46.541312" calcext:value-type="float">
            <text:p>46.54131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40.84313" calcext:value-type="float">
            <text:p>40.8431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6.122838" calcext:value-type="float">
            <text:p>36.12283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32.864878" calcext:value-type="float">
            <text:p>32.86487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37.023658" calcext:value-type="float">
            <text:p>37.02365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3.021019" calcext:value-type="float">
            <text:p>33.02101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37.639217" calcext:value-type="float">
            <text:p>37.63921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38.150682" calcext:value-type="float">
            <text:p>38.1506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35.322111" calcext:value-type="float">
            <text:p>35.32211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43.454504" calcext:value-type="float">
            <text:p>43.45450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46.623384" calcext:value-type="float">
            <text:p>46.62338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38.8293" calcext:value-type="float">
            <text:p>38.829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8.958417" calcext:value-type="float">
            <text:p>38.95841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44.962875" calcext:value-type="float">
            <text:p>44.9628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44.464422" calcext:value-type="float">
            <text:p>44.4644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40.251593" calcext:value-type="float">
            <text:p>40.25159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57.054868" calcext:value-type="float">
            <text:p>57.05486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0.727935" calcext:value-type="float">
            <text:p>30.72793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38.304822" calcext:value-type="float">
            <text:p>38.3048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6.051864" calcext:value-type="float">
            <text:p>46.0518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59.513103" calcext:value-type="float">
            <text:p>59.51310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44.24927" calcext:value-type="float">
            <text:p>44.2492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7.112399" calcext:value-type="float">
            <text:p>37.11239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48.077507" calcext:value-type="float">
            <text:p>48.0775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48.735164" calcext:value-type="float">
            <text:p>48.7351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38.404914" calcext:value-type="float">
            <text:p>38.4049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37.770337" calcext:value-type="float">
            <text:p>37.77033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44.437397" calcext:value-type="float">
            <text:p>44.43739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53.834941" calcext:value-type="float">
            <text:p>53.8349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42.078254" calcext:value-type="float">
            <text:p>42.07825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2.149317" calcext:value-type="float">
            <text:p>42.14931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44.97889" calcext:value-type="float">
            <text:p>44.978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3.281255" calcext:value-type="float">
            <text:p>33.2812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45.036943" calcext:value-type="float">
            <text:p>45.03694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37.287898" calcext:value-type="float">
            <text:p>37.28789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46.224021" calcext:value-type="float">
            <text:p>46.22402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1.180632" calcext:value-type="float">
            <text:p>41.18063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35.433213" calcext:value-type="float">
            <text:p>35.43321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31.97707" calcext:value-type="float">
            <text:p>31.97707</text:p>
          </table:table-cell>
        </table:table-row>
      </table:table>
      <table:named-expressions/>
      <table:database-ranges>
        <table:database-range table:name="__Anonymous_Sheet_DB__0" table:target-range-address="res_4b.A1:res_4b.F4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17:59:43.048827415</dc:date>
    <meta:editing-duration>PT7M19S</meta:editing-duration>
    <meta:editing-cycles>1</meta:editing-cycles>
    <meta:document-statistic meta:table-count="1" meta:cell-count="2400" meta:object-count="1"/>
    <meta:generator>LibreOffice/7.6.2.1$Linux_X86_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62cm" svg:height="14.026cm" xlink:href=".." xlink:type="simple" chart:class="chart:bar" chart:style-name="ch1">
        <chart:legend chart:legend-position="end" svg:x="26.425cm" svg:y="6.714cm" style:legend-expansion="high" chart:style-name="ch2"/>
        <chart:plot-area chart:style-name="ch3" table:cell-range-address="res_4b.E201:res_4b.F400" chart:data-source-has-labels="column" svg:x="0.573cm" svg:y="0.28cm" svg:width="25.279cm" svg:height="13.466cm">
          <chart:coordinate-region svg:x="1.194cm" svg:y="0.479cm" svg:width="24.658cm" svg:height="12.343cm"/>
          <chart:axis chart:dimension="x" chart:name="primary-x" chart:style-name="ch4" chartooo:axis-type="auto">
            <chartooo:date-scale/>
            <chart:categories table:cell-range-address="res_4b.E201:res_4b.E4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_4b.F201:res_4b.F400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_4b.E201:res_4b.E400</svg:desc>
                </draw:g>
              </table:table-cell>
              <table:table-cell office:value-type="float" office:value="3.85302">
                <text:p>3.85302</text:p>
                <draw:g>
                  <svg:desc>res_4b.F201:res_4b.F40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960509">
                <text:p>4.9605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363714">
                <text:p>5.3637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892324">
                <text:p>5.8923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256209">
                <text:p>6.256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424479">
                <text:p>6.4244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657169">
                <text:p>6.6571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966238">
                <text:p>5.9662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021258">
                <text:p>6.0212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22889">
                <text:p>6.4228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049019">
                <text:p>6.049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381426">
                <text:p>6.3814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816299">
                <text:p>6.8162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127825">
                <text:p>7.1278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289303">
                <text:p>7.2893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900052">
                <text:p>6.9000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41545">
                <text:p>7.415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91564">
                <text:p>8.915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.375721">
                <text:p>7.3757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133353">
                <text:p>7.13335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.72422">
                <text:p>7.724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.648953">
                <text:p>7.64895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.314677">
                <text:p>8.31467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.036547">
                <text:p>8.0365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.10425">
                <text:p>9.104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.307317">
                <text:p>12.30731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654606">
                <text:p>11.65460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.023636">
                <text:p>13.0236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4.21896">
                <text:p>14.218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.814923">
                <text:p>9.8149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776797">
                <text:p>10.77679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.858781">
                <text:p>11.8587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.325933">
                <text:p>15.3259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2.678525">
                <text:p>12.6785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3.592355">
                <text:p>13.5923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465151">
                <text:p>14.46515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.403093">
                <text:p>14.40309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7.763149">
                <text:p>17.76314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.97252">
                <text:p>15.9725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.686078">
                <text:p>17.6860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.788171">
                <text:p>17.7881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.816015">
                <text:p>19.8160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.160238">
                <text:p>10.1602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64059">
                <text:p>11.06405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.180983">
                <text:p>13.1809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935759">
                <text:p>12.93575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.26788">
                <text:p>15.2678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6.286807">
                <text:p>16.28680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.373795">
                <text:p>17.37379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6.881346">
                <text:p>16.8813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.640947">
                <text:p>18.64094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7.099546">
                <text:p>17.0995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8.742038">
                <text:p>18.74203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.40737">
                <text:p>22.407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1.205278">
                <text:p>21.20527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4.638398">
                <text:p>24.63839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7.21465">
                <text:p>17.2146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2.828754">
                <text:p>22.82875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9.911101">
                <text:p>19.9111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1.649682">
                <text:p>21.64968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773522">
                <text:p>24.7735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4.473249">
                <text:p>24.4732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2.290264">
                <text:p>22.29026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5.437125">
                <text:p>25.4371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.354687">
                <text:p>18.3546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5.736396">
                <text:p>25.73639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3.337216">
                <text:p>23.3372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9.035396">
                <text:p>29.0353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4.949683">
                <text:p>24.94968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3.108008">
                <text:p>23.1080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.917743">
                <text:p>23.91774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4.849591">
                <text:p>24.84959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7.757234">
                <text:p>27.75723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0.573794">
                <text:p>30.57379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8.899271">
                <text:p>28.89927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6.781347">
                <text:p>26.78134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9.439764">
                <text:p>29.43976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5.194905">
                <text:p>25.19490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4.207007">
                <text:p>24.20700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5.727389">
                <text:p>25.7273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.407145">
                <text:p>30.40714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8.791174">
                <text:p>28.79117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5.320018">
                <text:p>25.32001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2.35041">
                <text:p>32.3504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5.730392">
                <text:p>25.73039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4.935669">
                <text:p>24.93566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3.776707">
                <text:p>33.77670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9.873157">
                <text:p>29.8731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1.952047">
                <text:p>31.95204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3.332212">
                <text:p>23.3322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.019745">
                <text:p>25.01974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9.405732">
                <text:p>29.40573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1.505641">
                <text:p>31.50564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1.672702">
                <text:p>21.6727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0.126388">
                <text:p>30.1263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8.355778">
                <text:p>28.3557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8.755232">
                <text:p>38.7552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3.71556">
                <text:p>23.7155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6.837489">
                <text:p>36.83748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3.742675">
                <text:p>33.7426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.191265">
                <text:p>32.19126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1.192357">
                <text:p>31.19235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2.107189">
                <text:p>32.10718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3.388353">
                <text:p>33.38835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2.277344">
                <text:p>32.27734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2.63667">
                <text:p>32.6366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2.20828">
                <text:p>32.2082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6.350046">
                <text:p>36.35004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4.826661">
                <text:p>34.82666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7.867334">
                <text:p>27.86733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.964878">
                <text:p>33.96487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6.556141">
                <text:p>26.55614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1.410554">
                <text:p>31.41055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5.109917">
                <text:p>35.10991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9.335759">
                <text:p>39.33575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2.13121">
                <text:p>32.1312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1.905005">
                <text:p>31.90500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9.597907">
                <text:p>29.59790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9.19354">
                <text:p>29.1935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3.187685">
                <text:p>33.1876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.929482">
                <text:p>26.92948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3.371339">
                <text:p>33.37133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7.460055">
                <text:p>37.46005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9.875159">
                <text:p>29.87515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2.60464">
                <text:p>32.6046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4.765605">
                <text:p>34.76560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5.116924">
                <text:p>35.1169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7.061692">
                <text:p>37.0616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5.644404">
                <text:p>35.64440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7.633121">
                <text:p>27.6331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5.878616">
                <text:p>35.87861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5.361056">
                <text:p>25.36105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.436396">
                <text:p>33.43639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5.471338">
                <text:p>45.47133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4.855687">
                <text:p>34.85568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0.16051">
                <text:p>40.1605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7.525023">
                <text:p>27.52502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4.490355">
                <text:p>34.49035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7.102729">
                <text:p>37.10272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8.537033">
                <text:p>38.5370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4.102001">
                <text:p>34.10200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7.439036">
                <text:p>37.43903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9.935214">
                <text:p>29.93521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2.81192">
                <text:p>42.8119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.702366">
                <text:p>36.70236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5.988718">
                <text:p>35.98871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3.519472">
                <text:p>33.51947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7.001637">
                <text:p>37.00163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6.659327">
                <text:p>36.65932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9.197649">
                <text:p>39.1976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8.353957">
                <text:p>48.35395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8.398909">
                <text:p>38.39890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40.373704">
                <text:p>40.37370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7.454049">
                <text:p>37.45404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40.868153">
                <text:p>40.86815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9.419926">
                <text:p>39.41992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1.977108">
                <text:p>31.97710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6.15391">
                <text:p>36.1539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9.7101">
                <text:p>39.710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8.994295">
                <text:p>38.9942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8.376888">
                <text:p>38.37688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6.541312">
                <text:p>46.54131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0.84313">
                <text:p>40.8431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36.122838">
                <text:p>36.12283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32.864878">
                <text:p>32.86487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7.023658">
                <text:p>37.02365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3.021019">
                <text:p>33.02101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37.639217">
                <text:p>37.63921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38.150682">
                <text:p>38.15068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5.322111">
                <text:p>35.32211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3.454504">
                <text:p>43.4545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6.623384">
                <text:p>46.62338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8.8293">
                <text:p>38.829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38.958417">
                <text:p>38.95841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4.962875">
                <text:p>44.96287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4.464422">
                <text:p>44.46442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0.251593">
                <text:p>40.25159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7.054868">
                <text:p>57.05486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0.727935">
                <text:p>30.72793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8.304822">
                <text:p>38.3048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6.051864">
                <text:p>46.05186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9.513103">
                <text:p>59.51310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4.24927">
                <text:p>44.2492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7.112399">
                <text:p>37.1123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8.077507">
                <text:p>48.07750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8.735164">
                <text:p>48.73516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38.404914">
                <text:p>38.40491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37.770337">
                <text:p>37.77033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4.437397">
                <text:p>44.43739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53.834941">
                <text:p>53.83494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2.078254">
                <text:p>42.07825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2.149317">
                <text:p>42.14931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4.97889">
                <text:p>44.9788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33.281255">
                <text:p>33.28125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5.036943">
                <text:p>45.03694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37.287898">
                <text:p>37.28789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6.224021">
                <text:p>46.22402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1.180632">
                <text:p>41.18063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35.433213">
                <text:p>35.43321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1.97707">
                <text:p>31.977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